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201000000A2000000889CC1DE9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fedora-title">
      <style:graphic-properties draw:fill-color="#ffffff" draw:auto-grow-height="true" fo:min-height="3.507cm"/>
    </style:style>
    <style:style style:name="pr2" style:family="presentation" style:parent-style-name="lyt-fedora-subtitle">
      <style:graphic-properties draw:fill-color="#ffffff" draw:auto-grow-height="true" fo:min-height="13.23cm"/>
    </style:style>
    <style:style style:name="pr3" style:family="presentation" style:parent-style-name="lyt-fedora-notes" style:list-style-name="L4">
      <style:graphic-properties draw:fill-color="#ffffff" draw:auto-grow-height="true" fo:min-height="9.999cm"/>
    </style:style>
    <style:style style:name="pr4" style:family="presentation" style:parent-style-name="lyt-fedora-notes">
      <style:graphic-properties draw:fill-color="#ffffff" fo:min-height="9.748cm"/>
    </style:style>
    <style:style style:name="pr5" style:family="presentation" style:parent-style-name="lyt-fedora-outline1">
      <style:graphic-properties draw:fill-color="#ffffff" draw:auto-grow-height="true" fo:min-height="13.23cm"/>
    </style:style>
    <style:style style:name="pr6" style:family="presentation" style:parent-style-name="lyt-fedora-title">
      <style:graphic-properties draw:fill-color="#ffffff" fo:min-height="3.256cm"/>
    </style:style>
    <style:style style:name="pr7" style:family="presentation" style:parent-style-name="lyt-fedora-outline1">
      <style:graphic-properties draw:fill-color="#ffffff" fo:min-height="12.979cm"/>
    </style:style>
    <style:style style:name="pr8" style:family="presentation" style:parent-style-name="lyt-fedora-subtitle" style:list-style-name="L3">
      <style:graphic-properties draw:fill-color="#ffffff" draw:auto-grow-height="true" fo:min-height="13.23cm"/>
    </style:style>
    <style:style style:name="pr9" style:family="presentation" style:parent-style-name="lyt-fedora-subtitle">
      <style:graphic-properties draw:fill-color="#ffffff" fo:min-height="12.97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fo:text-indent="-0.9cm"/>
      <style:text-properties fo:font-size="26pt"/>
    </style:style>
    <style:style style:name="P6" style:family="paragraph">
      <style:paragraph-properties fo:margin-left="3.6cm" fo:margin-right="0cm" fo:text-indent="-0.6cm"/>
    </style:style>
    <style:style style:name="T1" style:family="text">
      <style:text-properties fo:font-size="26pt"/>
    </style:style>
    <style:style style:name="T2" style:family="text">
      <style:text-properties fo:font-family="'Nimbus Mono L'" style:font-family-generic="modern" style:font-pitch="fixed" fo:font-size="26pt" fo:font-style="normal"/>
    </style:style>
    <style:style style:name="T3" style:family="text">
      <style:text-properties fo:font-family="'Nimbus Mono L'" style:font-family-generic="modern" style:font-pitch="fixed" fo:font-size="24pt" fo:font-style="italic"/>
    </style:style>
    <style:style style:name="T4" style:family="text">
      <style:text-properties fo:font-family="'Nimbus Mono L'" style:font-family-generic="modern" style:font-pitch="fixed" fo:font-size="24pt" fo:font-style="normal"/>
    </style:style>
    <style:style style:name="T5" style:family="text">
      <style:text-properties fo:font-style="italic"/>
    </style:style>
    <style:style style:name="T6" style:family="text">
      <style:text-properties fo:font-style="normal"/>
    </style:style>
    <style:style style:name="T7" style:family="text">
      <style:text-properties fo:font-family="'Nimbus Mono L'" style:font-family-generic="modern" style:font-pitch="fixed" fo:font-size="26pt" fo:font-style="italic"/>
    </style:style>
    <style:style style:name="T8" style:family="text">
      <style:text-properties fo:font-size="26pt" fo:font-style="italic"/>
    </style:style>
    <style:style style:name="T9" style:family="text">
      <style:text-properties fo:font-family="'Nimbus Mono L'" style:font-family-generic="modern" style:font-pitch="fixed" fo:font-size="26pt"/>
    </style:style>
    <style:style style:name="T10" style:family="text">
      <style:text-properties fo:font-size="20pt" fo:font-style="italic"/>
    </style:style>
    <style:style style:name="T11" style:family="text">
      <style:text-properties fo:font-size="44pt" fo:font-weight="bold"/>
    </style:style>
    <style:style style:name="T12" style:family="text">
      <style:text-properties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fedora" presentation:presentation-page-layout-name="AL1T0">
        <draw:frame presentation:style-name="pr1" draw:text-style-name="P1" draw:layer="layout" svg:width="23.91cm" svg:height="3.507cm" svg:x="2.056cm" svg:y="1.742cm" presentation:class="title">
          <draw:text-box>
            <text:p text:style-name="P1">Unified Provisioning</text:p>
          </draw:text-box>
        </draw:frame>
        <draw:frame presentation:style-name="pr2" draw:text-style-name="P1" draw:layer="layout" svg:width="23.91cm" svg:height="13.23cm" svg:x="2.056cm" svg:y="5.837cm" presentation:class="subtitle">
          <draw:text-box>
            <text:p text:style-name="P1"/>
            <text:p text:style-name="P1"><text:span text:style-name="T1">Michael DeHaan</text:span></text:p>
            <text:p text:style-name="P1"><text:span text:style-name="T1">Emerging Technologies Group</text:span></text:p>
            <text:p text:style-name="P1"><text:span text:style-name="T1">Red Hat </text:span></text:p>
            <text:p text:style-name="P1"><text:span text:style-name="T1">2007</text:span></text:p>
          </draw:text-box>
        </draw:frame>
        <presentation:notes draw:style-name="dp2">
          <draw:page-thumbnail draw:style-name="gr1" draw:layer="layout" svg:width="13.133cm" svg:height="9.007cm" svg:x="4.537cm" svg:y="2.628cm" draw:page-number="1" presentation:class="page"/>
          <draw:frame presentation:style-name="pr3" draw:text-style-name="P2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2" draw:style-name="dp1" draw:master-page-name="lyt-fedora" presentation:presentation-page-layout-name="AL2T19">
        <draw:frame presentation:style-name="pr1" draw:text-style-name="P1" draw:layer="layout" svg:width="23.91cm" svg:height="3.507cm" svg:x="2.056cm" svg:y="1.742cm" presentation:class="title" presentation:user-transformed="true">
          <draw:text-box>
            <text:p text:style-name="P1">Provisioning Types</text:p>
          </draw:text-box>
        </draw:frame>
        <presentation:notes draw:style-name="dp2">
          <draw:page-thumbnail draw:style-name="gr1" draw:layer="layout" svg:width="13.133cm" svg:height="9.007cm" svg:x="4.537cm" svg:y="2.628cm" draw:page-number="2" presentation:class="page"/>
          <draw:frame presentation:style-name="pr4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3" draw:style-name="dp1" draw:master-page-name="lyt-fedora" presentation:presentation-page-layout-name="AL3T1">
        <draw:frame presentation:style-name="pr1" draw:text-style-name="P1" draw:layer="layout" svg:width="23.91cm" svg:height="3.507cm" svg:x="2.056cm" svg:y="1.742cm" presentation:class="title">
          <draw:text-box>
            <text:p text:style-name="P1">PXE</text:p>
          </draw:text-box>
        </draw:frame>
        <draw:frame presentation:style-name="pr5" draw:text-style-name="P5" draw:layer="layout" svg:width="23.91cm" svg:height="13.23cm" svg:x="2.056cm" svg:y="5.837cm" presentation:class="outline">
          <draw:text-box>
            <text:list text:style-name="L2">
              <text:list-item>
                <text:p text:style-name="P3"><text:span text:style-name="T1">Bare metal installation. <text:s text:c="2"/>Very common cross-OS concept</text:span></text:p>
              </text:list-item>
            </text:list>
            <text:list text:style-name="L2">
              <text:list-item>
                <text:p text:style-name="P3"><text:span text:style-name="T1">How it works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DHCP + TFTP + BIOS Magic + bootloader (PXELinux)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Generally a pain to setup up and maintain. <text:s/>Not well documented</text:span></text:p>
              </text:list-item>
            </text:list>
            <text:list text:style-name="L2">
              <text:list-item>
                <text:p text:style-name="P3"><text:span text:style-name="T1">Everybody seems to write their own scripts</text:span>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3" presentation:class="page"/>
          <draw:frame presentation:style-name="pr4" draw:text-style-name="P2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4" draw:style-name="dp1" draw:master-page-name="lyt-fedora" presentation:presentation-page-layout-name="AL3T1">
        <draw:frame presentation:style-name="pr1" draw:text-style-name="P1" draw:layer="layout" svg:width="23.91cm" svg:height="3.507cm" svg:x="2.056cm" svg:y="1.742cm" presentation:class="title" presentation:user-transformed="true">
          <draw:text-box>
            <text:p text:style-name="P1">Re-Provisioning</text:p>
          </draw:text-box>
        </draw:frame>
        <draw:frame presentation:style-name="pr5" draw:text-style-name="P5" draw:layer="layout" svg:width="23.91cm" svg:height="14.031cm" svg:x="2.056cm" svg:y="5.837cm" presentation:class="outline" presentation:user-transformed="true">
          <draw:text-box>
            <text:list text:style-name="L2">
              <text:list-item>
                <text:p text:style-name="P3"><text:span text:style-name="T1">Replacing a running Linux system without PXE</text:span></text:p>
              </text:list-item>
            </text:list>
            <text:list text:style-name="L2">
              <text:list-item>
                <text:p text:style-name="P3"><text:span text:style-name="T1">Simple step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Download kerne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Download anaconda initr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Configure bootloader to use the new pair with the right kickstart file on the kernel command line, or better, add it into the initrd fi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Reboot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RHN does this today</text:span>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4" presentation:class="page"/>
          <draw:frame presentation:style-name="pr4" draw:text-style-name="P2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5" draw:style-name="dp1" draw:master-page-name="lyt-fedora" presentation:presentation-page-layout-name="AL3T1">
        <draw:frame presentation:style-name="pr1" draw:text-style-name="P1" draw:layer="layout" svg:width="23.91cm" svg:height="3.507cm" svg:x="2.056cm" svg:y="1.742cm" presentation:class="title">
          <draw:text-box>
            <text:p text:style-name="P1">Virtualization/Xen</text:p>
          </draw:text-box>
        </draw:frame>
        <draw:frame presentation:style-name="pr5" draw:text-style-name="P5" draw:layer="layout" svg:width="23.91cm" svg:height="13.23cm" svg:x="2.056cm" svg:y="5.837cm" presentation:class="outline" presentation:user-transformed="true">
          <draw:text-box>
            <text:list text:style-name="L2">
              <text:list-item>
                <text:p text:style-name="P3"><text:span text:style-name="T1">The old way of installing Xen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Download or specify NFS location for Xen domU kernel and anaconda initrd on the cli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Invoke virtguest-install with proper paramete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No central way to define parameters or share working configurations. <text:s text:c="2"/>This is a bit error pron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5" presentation:class="page"/>
          <draw:frame presentation:style-name="pr4" draw:text-style-name="P2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6" draw:style-name="dp1" draw:master-page-name="lyt-fedora" presentation:presentation-page-layout-name="AL3T1">
        <draw:frame presentation:style-name="pr1" draw:text-style-name="P1" draw:layer="layout" svg:width="23.91cm" svg:height="3.507cm" svg:x="2.056cm" svg:y="1.742cm" presentation:class="title">
          <draw:text-box>
            <text:p text:style-name="P1">The Problem</text:p>
          </draw:text-box>
        </draw:frame>
        <draw:frame presentation:style-name="pr5" draw:text-style-name="P5" draw:layer="layout" svg:width="23.91cm" svg:height="13.23cm" svg:x="2.056cm" svg:y="5.837cm" presentation:class="outline" presentation:user-transformed="true">
          <draw:text-box>
            <text:list text:style-name="L2">
              <text:list-item>
                <text:p text:style-name="P3"><text:span text:style-name="T1">Unification. <text:s text:c="2"/>SysAdmins need to understand how to configure each mechanism separately</text:span></text:p>
              </text:list-item>
            </text:list>
            <text:list text:style-name="L2">
              <text:list-item>
                <text:p text:style-name="P3"><text:span text:style-name="T1">No central management</text:span></text:p>
              </text:list-item>
            </text:list>
            <text:list text:style-name="L2">
              <text:list-item>
                <text:p text:style-name="P3"><text:span text:style-name="T1">Same tools keep being reinvented and don't have to be.</text:span></text:p>
              </text:list-item>
            </text:list>
            <text:list text:style-name="L2">
              <text:list-item>
                <text:p text:style-name="P3"><text:span text:style-name="T1">Need free/open solutions.</text:span>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6" presentation:class="page"/>
          <draw:frame presentation:style-name="pr4" draw:text-style-name="P2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7" draw:style-name="dp1" draw:master-page-name="lyt-fedora" presentation:presentation-page-layout-name="AL3T1">
        <draw:frame presentation:style-name="pr1" draw:text-style-name="P1" draw:layer="layout" svg:width="23.91cm" svg:height="3.507cm" svg:x="2.056cm" svg:y="1.742cm" presentation:class="title">
          <draw:text-box>
            <text:p text:style-name="P1">Introducing Cobbler</text:p>
          </draw:text-box>
        </draw:frame>
        <draw:frame presentation:style-name="pr5" draw:text-style-name="P5" draw:layer="layout" svg:width="23.91cm" svg:height="13.23cm" svg:x="2.056cm" svg:y="5.837cm" presentation:class="outline" presentation:user-transformed="true">
          <draw:text-box>
            <text:list text:style-name="L2">
              <text:list-item>
                <text:p text:style-name="P3"><text:span text:style-name="T1">“</text:span><text:span text:style-name="T1">a person who makes or repairs shoes” ... or boots</text:span></text:p>
              </text:list-item>
            </text:list>
            <text:list text:style-name="L2">
              <text:list-item>
                <text:p text:style-name="P3"><text:span text:style-name="T1">Cobbler is used to set up and maintain a “boot server” -- a central hub for provisioning needs. <text:s/>It's a command line tool.</text:span></text:p>
              </text:list-item>
            </text:list>
            <text:list text:style-name="L2">
              <text:list-item>
                <text:p text:style-name="P3"><text:span text:style-name="T1">If you don't like the CLI, the config files are also human editable. <text:s/>There's also a python library.</text:span>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7" presentation:class="page"/>
          <draw:frame presentation:style-name="pr4" draw:text-style-name="P2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8" draw:style-name="dp1" draw:master-page-name="lyt-fedora" presentation:presentation-page-layout-name="AL3T1">
        <draw:frame presentation:style-name="pr6" draw:layer="layout" svg:width="23.91cm" svg:height="3.256cm" svg:x="2.056cm" svg:y="1.867cm" presentation:class="title">
          <draw:text-box>
            <text:p text:style-name="P1">Cobbler Supports</text:p>
          </draw:text-box>
        </draw:frame>
        <draw:frame presentation:style-name="pr7" draw:layer="layout" svg:width="23.91cm" svg:height="12.979cm" svg:x="2.056cm" svg:y="5.837cm" presentation:class="outline" presentation:user-transformed="true">
          <draw:text-box>
            <text:list text:style-name="L2">
              <text:list-item>
                <text:p text:style-name="P3">Server:</text:p>
              </text:list-item>
            </text:list>
            <text:list text:style-name="L2">
              <text:list-item>
                <text:list>
                  <text:list-item>
                    <text:p text:style-name="P4">Fedora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HEL 4+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entos 4+</text:p>
                  </text:list-item>
                </text:list>
              </text:list-item>
            </text:list>
            <text:list text:style-name="L2">
              <text:list-item>
                <text:p text:style-name="P3">Can provision:</text:p>
              </text:list-item>
            </text:list>
            <text:list text:style-name="L2">
              <text:list-item>
                <text:list>
                  <text:list-item>
                    <text:p text:style-name="P4">Anything kickstartable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Fedora, RHEL, Centos, 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8" presentation:class="page"/>
          <draw:frame presentation:style-name="pr4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9" draw:style-name="dp1" draw:master-page-name="lyt-fedora" presentation:presentation-page-layout-name="AL3T1">
        <draw:frame presentation:style-name="pr1" draw:text-style-name="P1" draw:layer="layout" svg:width="23.91cm" svg:height="3.507cm" svg:x="2.056cm" svg:y="1.742cm" presentation:class="title">
          <draw:text-box>
            <text:p text:style-name="P1">Setup</text:p>
          </draw:text-box>
        </draw:frame>
        <draw:frame presentation:style-name="pr5" draw:text-style-name="P5" draw:layer="layout" svg:width="23.91cm" svg:height="13.23cm" svg:x="2.056cm" svg:y="5.837cm" presentation:class="outline" presentation:user-transformed="true">
          <draw:text-box>
            <text:list text:style-name="L2">
              <text:list-item>
                <text:p text:style-name="P3"><text:span text:style-name="T1">Packaged as an RPM.</text:span></text:p>
              </text:list-item>
            </text:list>
            <text:list text:style-name="L2">
              <text:list-item>
                <text:p text:style-name="P3"><text:span text:style-name="T1">“</text:span><text:span text:style-name="T2">cobbler check</text:span><text:span text:style-name="T1">” ensures all neccessary prerequisites are installed and set up properly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DHCP (optional ... can use existing DNS elsewher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Syslinux (for PXELinux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Apache (needed for Xen and auto-kickstar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TFTP Ser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9" presentation:class="page"/>
          <draw:frame presentation:style-name="pr4" draw:text-style-name="P2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10" draw:style-name="dp1" draw:master-page-name="lyt-fedora" presentation:presentation-page-layout-name="AL3T1">
        <draw:frame presentation:style-name="pr1" draw:text-style-name="P1" draw:layer="layout" svg:width="23.91cm" svg:height="3.507cm" svg:x="2.056cm" svg:y="1.742cm" presentation:class="title">
          <draw:text-box>
            <text:p text:style-name="P1">Basic Configuration</text:p>
          </draw:text-box>
        </draw:frame>
        <draw:frame presentation:style-name="pr5" draw:text-style-name="P5" draw:layer="layout" svg:width="23.91cm" svg:height="13.23cm" svg:x="2.125cm" svg:y="5.82cm" presentation:class="outline" presentation:user-transformed="true">
          <draw:text-box>
            <text:list text:style-name="L2">
              <text:list-item>
                <text:p text:style-name="P3"><text:span text:style-name="T1">Tiered System of Distros, Profiles, and Systems</text:span></text:p>
              </text:list-item>
            </text:list>
            <text:list text:style-name="L2">
              <text:list-item>
                <text:p text:style-name="P3"><text:span text:style-name="T3">cobbler distro add –-name=”fc5-i386” --kernel=&lt;path&gt; --initrd=&lt;path&gt;</text:span></text:p>
              </text:list-item>
            </text:list>
            <text:list text:style-name="L2">
              <text:list-item>
                <text:p text:style-name="P3"><text:span text:style-name="T3">cobbler profile add –-name=”fc5webservers” --kickstart=”/foo/fc5webservers.ks” </text:span></text:p>
              </text:list-item>
            </text:list>
            <text:list text:style-name="L2">
              <text:list-item>
                <text:p text:style-name="P3"><text:span text:style-name="T3">cobbler system add –-name=&lt;macaddr&gt; --profile=”fc5webservers”</text:span></text:p>
              </text:list-item>
            </text:list>
            <text:list text:style-name="L2">
              <text:list-item>
                <text:p text:style-name="P3"><text:span text:style-name="T4">(System records are optional)</text:span>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10" presentation:class="page"/>
          <draw:frame presentation:style-name="pr4" draw:text-style-name="P2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11" draw:style-name="dp1" draw:master-page-name="lyt-fedora" presentation:presentation-page-layout-name="AL3T1">
        <draw:frame presentation:style-name="pr6" draw:layer="layout" svg:width="23.91cm" svg:height="3.256cm" svg:x="2.056cm" svg:y="1.867cm" presentation:class="title">
          <draw:text-box>
            <text:p text:style-name="P1">Express Configuration</text:p>
          </draw:text-box>
        </draw:frame>
        <draw:frame presentation:style-name="pr7" draw:layer="layout" svg:width="23.91cm" svg:height="12.979cm" svg:x="2.056cm" svg:y="5.837cm" presentation:class="outline">
          <draw:text-box>
            <text:list text:style-name="L2">
              <text:list-item>
                <text:p text:style-name="P3">Uses rsync (rsync:// or ssh)</text:p>
              </text:list-item>
            </text:list>
            <text:list text:style-name="L2">
              <text:list-item>
                <text:p text:style-name="P3"><text:span text:style-name="T5">cobbler import –mirror=rsync://yourmirror.example.com/fedora-linux-core/6/i386 –name=FC6</text:span></text:p>
              </text:list-item>
            </text:list>
            <text:list text:style-name="L2">
              <text:list-item>
                <text:p text:style-name="P3"><text:span text:style-name="T6">Fully automatic kickstarts automatically assigned.</text:span></text:p>
              </text:list-item>
            </text:list>
            <text:list text:style-name="L2">
              <text:list-item>
                <text:p text:style-name="P3"><text:span text:style-name="T6">Creates a local copy of a kickstart tree</text:span>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11" presentation:class="page"/>
          <draw:frame presentation:style-name="pr4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12" draw:style-name="dp1" draw:master-page-name="lyt-fedora" presentation:presentation-page-layout-name="AL3T1">
        <draw:frame presentation:style-name="pr6" draw:layer="layout" svg:width="23.91cm" svg:height="3.256cm" svg:x="2.056cm" svg:y="1.867cm" presentation:class="title">
          <draw:text-box>
            <text:p text:style-name="P1">Viewing the Config</text:p>
          </draw:text-box>
        </draw:frame>
        <draw:frame presentation:style-name="pr7" draw:layer="layout" svg:width="23.91cm" svg:height="12.979cm" svg:x="2.056cm" svg:y="5.837cm" presentation:class="outline">
          <draw:text-box>
            <text:list text:style-name="L2">
              <text:list-item>
                <text:p text:style-name="P3">Cobbler list</text:p>
              </text:list-item>
            </text:list>
            <text:list text:style-name="L2">
              <text:list-item>
                <text:p text:style-name="P3">Cobbler report</text:p>
              </text:list-item>
            </text:list>
            <text:list text:style-name="L2">
              <text:list-item>
                <text:list>
                  <text:list-item>
                    <text:p text:style-name="P4">Cobbler [system|profile|distro] report</text:p>
                  </text:list-item>
                </text:list>
              </text:list-item>
            </text:list>
            <text:list text:style-name="L2">
              <text:list-item>
                <text:p text:style-name="P3">Or just refer to YAML in /var/lib/cobbler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12" presentation:class="page"/>
          <draw:frame presentation:style-name="pr4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13" draw:style-name="dp1" draw:master-page-name="lyt-fedora" presentation:presentation-page-layout-name="AL3T1">
        <draw:frame presentation:style-name="pr1" draw:text-style-name="P1" draw:layer="layout" svg:width="23.91cm" svg:height="3.507cm" svg:x="2.056cm" svg:y="1.742cm" presentation:class="title">
          <draw:text-box>
            <text:p text:style-name="P1">Execution</text:p>
          </draw:text-box>
        </draw:frame>
        <draw:frame presentation:style-name="pr5" draw:text-style-name="P5" draw:layer="layout" svg:width="23.91cm" svg:height="13.23cm" svg:x="2.056cm" svg:y="5.837cm" presentation:class="outline" presentation:user-transformed="true">
          <draw:text-box>
            <text:list text:style-name="L2">
              <text:list-item>
                <text:p text:style-name="P3"><text:span text:style-name="T1">Cobbler copies most files around automatically.</text:span></text:p>
              </text:list-item>
            </text:list>
            <text:list text:style-name="L2">
              <text:list-item>
                <text:p text:style-name="P3"><text:span text:style-name="T1">If you hand-edit the config or kickstart files, you can run cobbler to rebuild the config.</text:span></text:p>
              </text:list-item>
            </text:list>
            <text:list text:style-name="L2">
              <text:list-item>
                <text:p text:style-name="P3"><text:span text:style-name="T7">cobbler sync</text:span>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13" presentation:class="page"/>
          <draw:frame presentation:style-name="pr4" draw:text-style-name="P2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14" draw:style-name="dp1" draw:master-page-name="lyt-fedora" presentation:presentation-page-layout-name="AL2T19">
        <draw:frame presentation:style-name="pr1" draw:text-style-name="P1" draw:layer="layout" svg:width="23.91cm" svg:height="3.507cm" svg:x="2.056cm" svg:y="1.742cm" presentation:class="title">
          <draw:text-box>
            <text:p text:style-name="P1">Koan</text:p>
          </draw:text-box>
        </draw:frame>
        <presentation:notes draw:style-name="dp2">
          <draw:page-thumbnail draw:style-name="gr1" draw:layer="layout" svg:width="13.133cm" svg:height="9.007cm" svg:x="4.537cm" svg:y="2.628cm" draw:page-number="14" presentation:class="page"/>
          <draw:frame presentation:style-name="pr4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15" draw:style-name="dp1" draw:master-page-name="lyt-fedora" presentation:presentation-page-layout-name="AL3T1">
        <draw:frame presentation:style-name="pr1" draw:text-style-name="P1" draw:layer="layout" svg:width="23.91cm" svg:height="3.507cm" svg:x="2.056cm" svg:y="1.742cm" presentation:class="title">
          <draw:text-box>
            <text:p text:style-name="P1">About Koan</text:p>
          </draw:text-box>
        </draw:frame>
        <draw:frame presentation:style-name="pr5" draw:text-style-name="P5" draw:layer="layout" svg:width="23.91cm" svg:height="13.23cm" svg:x="2.056cm" svg:y="5.837cm" presentation:class="outline">
          <draw:text-box>
            <text:list text:style-name="L2">
              <text:list-item>
                <text:p text:style-name="P3"><text:span text:style-name="T1">“</text:span><text:span text:style-name="T8">kickstart over a network</text:span><text:span text:style-name="T1">” </text:span></text:p>
              </text:list-item>
            </text:list>
            <text:list text:style-name="L2">
              <text:list-item>
                <text:p text:style-name="P3"><text:span text:style-name="T1">Cobbler sets up PXE all by itself and nothing more is required.</text:span></text:p>
              </text:list-item>
            </text:list>
            <text:list text:style-name="L2">
              <text:list-item>
                <text:p text:style-name="P3"><text:span text:style-name="T1">However, auto-kickstart needs help on the client</text:span></text:p>
              </text:list-item>
            </text:list>
            <text:list text:style-name="L2">
              <text:list-item>
                <text:p text:style-name="P3"><text:span text:style-name="T1">... so does Xen</text:span></text:p>
              </text:list-item>
            </text:list>
            <text:list text:style-name="L2">
              <text:list-item>
                <text:p text:style-name="P3"><text:span text:style-name="T1">Koan works with Cobbler to make this happen. <text:s/>It's Cobbler's client-side component.</text:span>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15" presentation:class="page"/>
          <draw:frame presentation:style-name="pr4" draw:text-style-name="P2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16" draw:style-name="dp1" draw:master-page-name="lyt-fedora" presentation:presentation-page-layout-name="AL3T1">
        <draw:frame presentation:style-name="pr1" draw:text-style-name="P1" draw:layer="layout" svg:width="23.91cm" svg:height="3.507cm" svg:x="2.056cm" svg:y="1.742cm" presentation:class="title">
          <draw:text-box>
            <text:p text:style-name="P1">Re-provisioning</text:p>
          </draw:text-box>
        </draw:frame>
        <draw:frame presentation:style-name="pr5" draw:text-style-name="P5" draw:layer="layout" svg:width="23.91cm" svg:height="13.23cm" svg:x="2.056cm" svg:y="5.837cm" presentation:class="outline">
          <draw:text-box>
            <text:list text:style-name="L2">
              <text:list-item>
                <text:p text:style-name="P3"><text:span text:style-name="T9">rpm -i koan* <text:s/>(yes, you have to install the RPM, will talk about “enchant” later)</text:span></text:p>
              </text:list-item>
            </text:list>
            <text:list text:style-name="L2">
              <text:list-item>
                <text:p text:style-name="P3"><text:span text:style-name="T9">koan –list-profiles --server=boot.example.com</text:span></text:p>
              </text:list-item>
            </text:list>
            <text:list text:style-name="L2">
              <text:list-item>
                <text:p text:style-name="P3"><text:span text:style-name="T9">koan --replace-self --server=boot.example.com --profile=fc5webserver</text:span></text:p>
              </text:list-item>
            </text:list>
            <text:list text:style-name="L2">
              <text:list-item>
                <text:p text:style-name="P3"><text:span text:style-name="T1">The system reboots and begins installing the new OS automatically. <text:s/>Hands off. <text:s/>It's now an fc5webserver.</text:span>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16" presentation:class="page"/>
          <draw:frame presentation:style-name="pr4" draw:text-style-name="P2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17" draw:style-name="dp1" draw:master-page-name="lyt-fedora" presentation:presentation-page-layout-name="AL3T1">
        <draw:frame presentation:style-name="pr1" draw:text-style-name="P1" draw:layer="layout" svg:width="23.91cm" svg:height="3.507cm" svg:x="2.056cm" svg:y="1.742cm" presentation:class="title">
          <draw:text-box>
            <text:p text:style-name="P1">Xen</text:p>
          </draw:text-box>
        </draw:frame>
        <draw:frame presentation:style-name="pr5" draw:text-style-name="P5" draw:layer="layout" svg:width="23.91cm" svg:height="13.23cm" svg:x="2.056cm" svg:y="5.837cm" presentation:class="outline">
          <draw:text-box>
            <text:list text:style-name="L2">
              <text:list-item>
                <text:p text:style-name="P3"><text:span text:style-name="T1">Installing a new Xen-image?</text:span></text:p>
              </text:list-item>
            </text:list>
            <text:list text:style-name="L2">
              <text:list-item>
                <text:p text:style-name="P3"><text:span text:style-name="T1">The cobbler profile is probably different, but everything works the same. <text:s text:c="2"/>(It's only different because you need a different kernel and initrd... not too different..)</text:span></text:p>
              </text:list-item>
            </text:list>
            <text:list text:style-name="L2">
              <text:list-item>
                <text:p text:style-name="P3"><text:span text:style-name="T9">koan --virt --server=boot.example.com –profile=fc5XenWebServer</text:span></text:p>
              </text:list-item>
            </text:list>
            <text:list text:style-name="L2">
              <text:list-item>
                <text:p text:style-name="P3"><text:span text:style-name="T1">The Xen-install begins running automatically.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17" presentation:class="page"/>
          <draw:frame presentation:style-name="pr4" draw:text-style-name="P2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18" draw:style-name="dp1" draw:master-page-name="lyt-fedora" presentation:presentation-page-layout-name="AL2T19">
        <draw:frame presentation:style-name="pr1" draw:text-style-name="P1" draw:layer="layout" svg:width="23.91cm" svg:height="3.507cm" svg:x="2.056cm" svg:y="1.742cm" presentation:class="title">
          <draw:text-box>
            <text:p text:style-name="P1">Advanced Features</text:p>
          </draw:text-box>
        </draw:frame>
        <presentation:notes draw:style-name="dp2">
          <draw:page-thumbnail draw:style-name="gr1" draw:layer="layout" svg:width="13.133cm" svg:height="9.007cm" svg:x="4.537cm" svg:y="2.628cm" draw:page-number="18" presentation:class="page"/>
          <draw:frame presentation:style-name="pr4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19" draw:style-name="dp1" draw:master-page-name="lyt-fedora" presentation:presentation-page-layout-name="AL3T1">
        <draw:frame presentation:style-name="pr6" draw:layer="layout" svg:width="23.91cm" svg:height="3.256cm" svg:x="2.056cm" svg:y="1.867cm" presentation:class="title">
          <draw:text-box>
            <text:p text:style-name="P1">Advanced PXE</text:p>
          </draw:text-box>
        </draw:frame>
        <draw:frame presentation:style-name="pr7" draw:layer="layout" svg:width="23.91cm" svg:height="12.979cm" svg:x="2.056cm" svg:y="5.837cm" presentation:class="outline">
          <draw:text-box>
            <text:list text:style-name="L2">
              <text:list-item>
                <text:p text:style-name="P3">Cobbler allows both PXE strategries:</text:p>
              </text:list-item>
            </text:list>
            <text:list text:style-name="L2">
              <text:list-item>
                <text:list>
                  <text:list-item>
                    <text:p text:style-name="P4">PXE First in Boot Seque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XE only if no local boot available</text:p>
                  </text:list-item>
                </text:list>
              </text:list-item>
            </text:list>
            <text:list text:style-name="L2">
              <text:list-item>
                <text:p text:style-name="P3">Cobbler prefers “PXE First”</text:p>
              </text:list-item>
            </text:list>
            <text:list text:style-name="L2">
              <text:list-item>
                <text:list>
                  <text:list-item>
                    <text:p text:style-name="P4">Type “menu” at prompt, pick a profi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imes out to local bo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19" presentation:class="page"/>
          <draw:frame presentation:style-name="pr4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20" draw:style-name="dp1" draw:master-page-name="lyt-fedora" presentation:presentation-page-layout-name="AL3T1">
        <draw:frame presentation:style-name="pr6" draw:layer="layout" svg:width="23.91cm" svg:height="3.256cm" svg:x="2.056cm" svg:y="1.867cm" presentation:class="title">
          <draw:text-box>
            <text:p text:style-name="P1">Kickstart Templating</text:p>
          </draw:text-box>
        </draw:frame>
        <draw:frame presentation:style-name="pr7" draw:layer="layout" svg:width="23.91cm" svg:height="12.979cm" svg:x="2.056cm" svg:y="5.837cm" presentation:class="outline">
          <draw:text-box>
            <text:list text:style-name="L2">
              <text:list-item>
                <text:p text:style-name="P3">Cobbler uses Cheetah -- <text:a xlink:href="http://cheetahtemplate.org/learn.html">http://cheetahtemplate.org/learn.html</text:a></text:p>
              </text:list-item>
            </text:list>
            <text:list text:style-name="L2">
              <text:list-item>
                <text:p text:style-name="P3">Add $foo in your kickstart file for substitution</text:p>
              </text:list-item>
            </text:list>
            <text:list text:style-name="L2">
              <text:list-item>
                <text:p text:style-name="P3">cobbler system add –name=AA:BB:CC:DD:EE:FF –profile=xyzzy –ksmeta=”foo=XYZ favoritecolor=red”</text:p>
              </text:list-item>
            </text:list>
            <text:list text:style-name="L2">
              <text:list-item>
                <text:p text:style-name="P3">Profiles can also have “ksmeta” attributes.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20" presentation:class="page"/>
          <draw:frame presentation:style-name="pr4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21" draw:style-name="dp1" draw:master-page-name="lyt-fedora" presentation:presentation-page-layout-name="AL3T1">
        <draw:frame presentation:style-name="pr6" draw:layer="layout" svg:width="23.91cm" svg:height="3.256cm" svg:x="2.056cm" svg:y="1.867cm" presentation:class="title">
          <draw:text-box>
            <text:p text:style-name="P1">Local Repo Mirroring</text:p>
          </draw:text-box>
        </draw:frame>
        <draw:frame presentation:style-name="pr7" draw:layer="layout" svg:width="23.91cm" svg:height="14.642cm" svg:x="2.056cm" svg:y="5.837cm" presentation:class="outline" presentation:user-transformed="true">
          <draw:text-box>
            <text:list text:style-name="L2">
              <text:list-item>
                <text:p text:style-name="P3">FC6+ Anaconda knows about repos</text:p>
              </text:list-item>
            </text:list>
            <text:list text:style-name="L2">
              <text:list-item>
                <text:p text:style-name="P3"><text:span text:style-name="T5">cobbler repo add –name=fc6i386updates repo=rsync://foo.example.com/fedora/core/updates/6/i386 --local-filename=updates</text:span></text:p>
              </text:list-item>
            </text:list>
            <text:list text:style-name="L2">
              <text:list-item>
                <text:p text:style-name="P3"><text:span text:style-name="T5">cobbler profile add –name=bar –repos=”fc6i386updates myspecialstuff”</text:span></text:p>
              </text:list-item>
            </text:list>
            <text:list text:style-name="L2">
              <text:list-item>
                <text:p text:style-name="P3">Kickstart will now use and install that repo.</text:p>
              </text:list-item>
            </text:list>
            <text:list text:style-name="L2">
              <text:list-item>
                <text:p text:style-name="P3">“Cobbler reposync” to update it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21" presentation:class="page"/>
          <draw:frame presentation:style-name="pr4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22" draw:style-name="dp1" draw:master-page-name="lyt-fedora" presentation:presentation-page-layout-name="AL3T1">
        <draw:frame presentation:style-name="pr6" draw:layer="layout" svg:width="23.91cm" svg:height="3.256cm" svg:x="2.056cm" svg:y="1.867cm" presentation:class="title">
          <draw:text-box>
            <text:p text:style-name="P1">Kickstart Tracking</text:p>
          </draw:text-box>
        </draw:frame>
        <draw:frame presentation:style-name="pr7" draw:layer="layout" svg:width="23.91cm" svg:height="14.158cm" svg:x="2.056cm" svg:y="5.837cm" presentation:class="outline" presentation:user-transformed="true">
          <draw:text-box>
            <text:list text:style-name="L2">
              <text:list-item>
                <text:p text:style-name="P3">Cobbler stores remote syslog data during kickstart</text:p>
              </text:list-item>
            </text:list>
            <text:list text:style-name="L2">
              <text:list-item>
                <text:list>
                  <text:list-item>
                    <text:p text:style-name="P4">cobbler_syslo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/var/log/cobbler</text:p>
                  </text:list-item>
                </text:list>
              </text:list-item>
            </text:list>
            <text:list text:style-name="L2">
              <text:list-item>
                <text:p text:style-name="P3">Cobbler also watches file requests</text:p>
              </text:list-item>
            </text:list>
            <text:list text:style-name="L2">
              <text:list-item>
                <text:list>
                  <text:list-item>
                    <text:p text:style-name="P4">Any <text:a xlink:href="http://server/cobbler_track">http://server/cobbler_track</text:a> URL (mod_python)</text:p>
                  </text:list-item>
                </text:list>
              </text:list-item>
            </text:list>
            <text:list text:style-name="L2">
              <text:list-item>
                <text:p text:style-name="P3">Run <text:span text:style-name="T5">“cobbler status”</text:span> to determine what systems are provisioning and how they are doing.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22" presentation:class="page"/>
          <draw:frame presentation:style-name="pr4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23" draw:style-name="dp1" draw:master-page-name="lyt-fedora" presentation:presentation-page-layout-name="AL3T1">
        <draw:frame presentation:style-name="pr1" draw:text-style-name="P1" draw:layer="layout" svg:width="23.91cm" svg:height="3.507cm" svg:x="2.056cm" svg:y="1.742cm" presentation:class="title">
          <draw:text-box>
            <text:p text:style-name="P1">Remote Abilities</text:p>
          </draw:text-box>
        </draw:frame>
        <draw:frame presentation:style-name="pr7" draw:layer="layout" svg:width="23.91cm" svg:height="12.979cm" svg:x="2.056cm" svg:y="5.837cm" presentation:class="outline" presentation:user-transformed="true">
          <draw:text-box>
            <text:list text:style-name="L2">
              <text:list-item>
                <text:p text:style-name="P3">Simple way to reinstall machines or add virt remotely, from a cobbler server</text:p>
              </text:list-item>
            </text:list>
            <text:list text:style-name="L2">
              <text:list-item>
                <text:p text:style-name="P3">Equivalent to running koan over SSH, but also installs koan</text:p>
              </text:list-item>
            </text:list>
            <text:list text:style-name="L2">
              <text:list-item>
                <text:p text:style-name="P3">Set koan_path in /var/lib/cobbler/settings</text:p>
              </text:list-item>
            </text:list>
            <text:list text:style-name="L2">
              <text:list-item>
                <text:p text:style-name="P3">cobbler enchant –address=foo –profile=foo [--is-virt=foo]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23" presentation:class="page"/>
          <draw:frame presentation:style-name="pr4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24" draw:style-name="dp1" draw:master-page-name="lyt-fedora" presentation:presentation-page-layout-name="AL3T1">
        <draw:frame presentation:style-name="pr6" draw:layer="layout" svg:width="23.91cm" svg:height="3.256cm" svg:x="2.056cm" svg:y="1.867cm" presentation:class="title" presentation:user-transformed="true">
          <draw:text-box>
            <text:p text:style-name="P1">DHCP Management</text:p>
          </draw:text-box>
        </draw:frame>
        <draw:frame presentation:style-name="pr7" draw:layer="layout" svg:width="23.91cm" svg:height="12.979cm" svg:x="2.056cm" svg:y="5.837cm" presentation:class="outline" presentation:user-transformed="true">
          <draw:text-box>
            <text:list text:style-name="L2">
              <text:list-item>
                <text:p text:style-name="P3">Cobbler can optionally manage your DHCP configuration files for you</text:p>
              </text:list-item>
            </text:list>
            <text:list text:style-name="L2">
              <text:list-item>
                <text:p text:style-name="P3">Enables MAC reservations</text:p>
              </text:list-item>
            </text:list>
            <text:list text:style-name="L2">
              <text:list-item>
                <text:p text:style-name="P3">Set manage_dhcp=1 in /var/lib/cobbler/settings and edit /var/lib/cobbler/dhcp.template</text:p>
              </text:list-item>
            </text:list>
            <text:list text:style-name="L2">
              <text:list-item>
                <text:p text:style-name="P3"><text:span text:style-name="T10">cobbler system add --name=AA:BB:CC:DD:EE:FF –pxe-address=192.168.1.50 --profile=profile_to_install</text:span>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24" presentation:class="page"/>
          <draw:frame presentation:style-name="pr4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25" draw:style-name="dp1" draw:master-page-name="lyt-fedora" presentation:presentation-page-layout-name="AL3T1">
        <draw:frame presentation:style-name="pr6" draw:layer="layout" svg:width="23.91cm" svg:height="3.256cm" svg:x="2.056cm" svg:y="1.867cm" presentation:class="title">
          <draw:text-box>
            <text:p text:style-name="P1">IA64 PXE</text:p>
          </draw:text-box>
        </draw:frame>
        <draw:frame presentation:style-name="pr7" draw:layer="layout" svg:width="23.91cm" svg:height="12.979cm" svg:x="2.056cm" svg:y="5.837cm" presentation:class="outline">
          <draw:text-box>
            <text:list text:style-name="L2">
              <text:list-item>
                <text:p text:style-name="P3">Itanium does not use standard pxelinux.cfg files</text:p>
              </text:list-item>
            </text:list>
            <text:list text:style-name="L2">
              <text:list-item>
                <text:p text:style-name="P3">Cobbler knows what to do.</text:p>
              </text:list-item>
            </text:list>
            <text:list text:style-name="L2">
              <text:list-item>
                <text:p text:style-name="P3">When adding the distro:</text:p>
              </text:list-item>
            </text:list>
            <text:list text:style-name="L2">
              <text:list-item>
                <text:list>
                  <text:list-item>
                    <text:p text:style-name="P4">Distro add –name=rhel4u4ia64 –kernel=path –vmlinuz=path –arch=ia64</text:p>
                  </text:list-item>
                </text:list>
              </text:list-item>
            </text:list>
            <text:list text:style-name="L2">
              <text:list-item>
                <text:p text:style-name="P3">Systems using this distro will now PXE using elilo. <text:s/>Just turn on manage_dhcp. <text:s/>Cool.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25" presentation:class="page"/>
          <draw:frame presentation:style-name="pr4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26" draw:style-name="dp1" draw:master-page-name="lyt-fedora" presentation:presentation-page-layout-name="AL3T1">
        <draw:frame presentation:style-name="pr1" draw:text-style-name="P1" draw:layer="layout" svg:width="23.91cm" svg:height="3.507cm" svg:x="2.056cm" svg:y="1.742cm" presentation:class="title">
          <draw:text-box>
            <text:p text:style-name="P1">Summary</text:p>
          </draw:text-box>
        </draw:frame>
        <draw:frame presentation:style-name="pr5" draw:text-style-name="P3" draw:layer="layout" svg:width="23.91cm" svg:height="13.23cm" svg:x="2.056cm" svg:y="5.837cm" presentation:class="outline">
          <draw:text-box>
            <text:list text:style-name="L2">
              <text:list-item>
                <text:p text:style-name="P3">PXE, Xen, and Auto-kickstart are controlled from a common infrastructure</text:p>
              </text:list-item>
            </text:list>
            <text:list text:style-name="L2">
              <text:list-item>
                <text:p text:style-name="P3">All of these items are a lot easier to set up</text:p>
              </text:list-item>
            </text:list>
            <text:list text:style-name="L2">
              <text:list-item>
                <text:p text:style-name="P3">Integration with kickstart templating, repo management, and PXE menus.</text:p>
              </text:list-item>
            </text:list>
            <text:list text:style-name="L2">
              <text:list-item>
                <text:p text:style-name="P3">In-house development needs reduced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26" presentation:class="page"/>
          <draw:frame presentation:style-name="pr4" draw:text-style-name="P2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27" draw:style-name="dp1" draw:master-page-name="lyt-fedora" presentation:presentation-page-layout-name="AL3T1">
        <draw:frame presentation:style-name="pr1" draw:text-style-name="P1" draw:layer="layout" svg:width="23.91cm" svg:height="3.507cm" svg:x="2.056cm" svg:y="1.742cm" presentation:class="title">
          <draw:text-box>
            <text:p text:style-name="P1">Future</text:p>
          </draw:text-box>
        </draw:frame>
        <draw:frame presentation:style-name="pr5" draw:text-style-name="P3" draw:layer="layout" svg:width="23.91cm" svg:height="13.23cm" svg:x="2.056cm" svg:y="5.837cm" presentation:class="outline">
          <draw:text-box>
            <text:list text:style-name="L2">
              <text:list-item>
                <text:p text:style-name="P3">Cobbler is driven by customer needs, so the future is pretty much wide open</text:p>
              </text:list-item>
            </text:list>
            <text:list text:style-name="L2">
              <text:list-item>
                <text:p text:style-name="P3">Evolving needs for virtualization features/support</text:p>
              </text:list-item>
            </text:list>
            <text:list text:style-name="L2">
              <text:list-item>
                <text:p text:style-name="P3">Usage by larger applications as a provisioning library</text:p>
              </text:list-item>
            </text:list>
            <text:list text:style-name="L2">
              <text:list-item>
                <text:p text:style-name="P3">We'll see where we want to go from there.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27" presentation:class="page"/>
          <draw:frame presentation:style-name="pr4" draw:text-style-name="P2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28" draw:style-name="dp1" draw:master-page-name="lyt-fedora" presentation:presentation-page-layout-name="AL1T0">
        <draw:frame presentation:style-name="pr1" draw:text-style-name="P1" draw:layer="layout" svg:width="23.91cm" svg:height="3.507cm" svg:x="2.056cm" svg:y="1.742cm" presentation:class="title">
          <draw:text-box>
            <text:p text:style-name="P1">Where Can I Get It?</text:p>
          </draw:text-box>
        </draw:frame>
        <draw:frame presentation:style-name="pr8" draw:text-style-name="P1" draw:layer="layout" svg:width="23.91cm" svg:height="13.23cm" svg:x="2.056cm" svg:y="5.837cm" presentation:class="subtitle">
          <draw:text-box>
            <text:list text:style-name="L3">
              <text:list-item>
                <text:list>
                  <text:list-item>
                    <text:p text:style-name="P1"><text:span text:style-name="T11">http://cobbler.et.redhat.co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"><text:span text:style-name="T1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"><text:span text:style-name="T1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28" presentation:class="page"/>
          <draw:frame presentation:style-name="pr4" draw:text-style-name="P2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29" draw:style-name="dp1" draw:master-page-name="lyt-fedora" presentation:presentation-page-layout-name="AL1T0">
        <draw:frame presentation:style-name="pr6" draw:layer="layout" svg:width="23.91cm" svg:height="3.256cm" svg:x="2.056cm" svg:y="1.867cm" presentation:class="title">
          <draw:text-box>
            <text:p text:style-name="P1">Q&amp;A</text:p>
          </draw:text-box>
        </draw:frame>
        <draw:frame presentation:style-name="pr9" draw:layer="layout" svg:width="23.91cm" svg:height="12.979cm" svg:x="2.056cm" svg:y="5.962cm" presentation:class="subtitle">
          <draw:text-box>
            <text:p text:style-name="P1">?</text:p>
          </draw:text-box>
        </draw:frame>
        <presentation:notes draw:style-name="dp2">
          <draw:page-thumbnail draw:style-name="gr1" draw:layer="layout" svg:width="13.133cm" svg:height="9.007cm" svg:x="4.537cm" svg:y="2.628cm" draw:page-number="29" presentation:class="page"/>
          <draw:frame presentation:style-name="pr4" draw:layer="layout" svg:width="15.45cm" svg:height="9.748cm" svg:x="3.386cm" svg:y="12.5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en" style:country-asian="US" style:font-family-complex="'Luxi San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fedora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lyt-fedora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fedora-background" style:family="presentation">
      <style:graphic-properties draw:stroke="none" draw:fill="none"/>
    </style:style>
    <style:style style:name="lyt-fedora-backgroundobjects" style:family="presentation">
      <style:graphic-properties draw:shadow="hidden" draw:shadow-offset-x="0.3cm" draw:shadow-offset-y="0.3cm" draw:shadow-color="#808080"/>
    </style:style>
    <style:style style:name="lyt-fedora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fedora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fedora-outline2" style:family="presentation" style:parent-style-name="lyt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edora-outline3" style:family="presentation" style:parent-style-name="lyt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edora-outline4" style:family="presentation" style:parent-style-name="lyt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edora-outline5" style:family="presentation" style:parent-style-name="lyt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edora-outline6" style:family="presentation" style:parent-style-name="lyt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edora-outline7" style:family="presentation" style:parent-style-name="lyt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edora-outline8" style:family="presentation" style:parent-style-name="lyt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edora-outline9" style:family="presentation" style:parent-style-name="lyt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fedora-title">
      <style:graphic-properties draw:fill-color="#ffffff" draw:auto-grow-height="false" fo:min-height="3.508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fedora" style:page-layout-name="PM1" draw:style-name="dp1">
      <draw:frame presentation:style-name="pr1" draw:text-style-name="P3" draw:layer="backgroundobjects" svg:width="23.91cm" svg:height="3.506cm" svg:x="2.056cm" svg:y="1.742cm" presentation:class="title">
        <draw:text-box>
          <text:p text:style-name="P3">Click to edit the title</text:p>
        </draw:text-box>
      </draw:frame>
      <draw:frame presentation:style-name="lyt-fedora-outline1" draw:layer="backgroundobjects" svg:width="23.91cm" svg:height="13.229cm" svg:x="2.056cm" svg:y="5.837cm" presentation:class="outline" presentation:placeholder="true">
        <draw:text-box/>
      </draw:frame>
      <draw:rect draw:style-name="gr3" draw:text-style-name="P4" draw:layer="backgroundobjects" svg:width="28cm" svg:height="0.217cm" svg:x="0cm" svg:y="20.782cm">
        <text:p text:style-name="P3"/>
      </draw:rect>
      <draw:frame draw:style-name="gr4" draw:text-style-name="P4" draw:layer="backgroundobjects" svg:width="3.494cm" svg:height="2.931cm" svg:x="24.359cm" svg:y="17.878cm">
        <draw:image xlink:href="Pictures/10000201000000A2000000889CC1DE93.png" xlink:type="simple" xlink:show="embed" xlink:actuate="onLoad">
          <text:p text:style-name="P3"/>
        </draw:image>
      </draw:frame>
      <presentation:notes style:page-layout-name="PM2">
        <draw:page-thumbnail presentation:style-name="lyt-fedora-title" draw:layer="backgroundobjects" svg:width="13.133cm" svg:height="9.007cm" svg:x="4.537cm" svg:y="2.628cm" presentation:class="page"/>
        <draw:frame presentation:style-name="lyt-fedora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6-15T11:57:30</meta:creation-date>
    <dc:creator>root</dc:creator>
    <dc:date>2007-02-22T12:26:37</dc:date>
    <dc:language>en-US</dc:language>
    <meta:editing-cycles>7</meta:editing-cycles>
    <meta:editing-duration>PT4H20M57S</meta:editing-duration>
    <meta:user-defined meta:name="Info 1"/>
    <meta:user-defined meta:name="Info 2"/>
    <meta:user-defined meta:name="Info 3"/>
    <meta:user-defined meta:name="Info 4"/>
    <meta:document-statistic meta:object-count="135"/>
  </office:meta>
</office:document-meta>
</file>